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dobe Caslon Pro"/>
    </style:style>
    <style:style style:name="P2" style:family="paragraph" style:parent-style-name="Standard">
      <style:paragraph-properties fo:line-height="100%"/>
      <style:text-properties style:font-name="Adobe Caslon Pro"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tterfly Season</text:p>
      <text:p text:style-name="P1"/>
      <text:p text:style-name="P1"/>
      <text:p text:style-name="P1">It's against my better judgment</text:p>
      <text:p text:style-name="P1">that i find reason to talk to you:</text:p>
      <text:p text:style-name="P1"/>
      <text:p text:style-name="P1">Hole through your lip</text:p>
      <text:p text:style-name="P1">where the sin seeps through</text:p>
      <text:p text:style-name="P1"/>
      <text:p text:style-name="P1">When you speak I hear the sweet soft dripping</text:p>
      <text:p text:style-name="P1">of blood off butterfly wings</text:p>
      <text:p text:style-name="P1"/>
      <text:p text:style-name="P1">Chocking like a sick sap honey</text:p>
      <text:p text:style-name="P1">caramelizing leather reigns</text:p>
      <text:p text:style-name="P1"/>
      <text:p text:style-name="P1">And though your chiseled bitter reasons</text:p>
      <text:p text:style-name="P1">wrapped like sushi in god's love</text:p>
      <text:p text:style-name="P1"/>
      <text:p text:style-name="P1">Are rising brilliantly in season</text:p>
      <text:p text:style-name="P1">like a half white half black dove</text:p>
      <text:p text:style-name="P1"/>
      <text:p text:style-name="P1">There's a place inside your throat the myriad creatures find their rest</text:p>
      <text:p text:style-name="P1">sucking seed for pithy aphorism deeply from your breast</text:p>
      <text:p text:style-name="P1"/>
      <text:p text:style-name="P1">So though your tongue and mind and lips and eyes bid more than charm impart,</text:p>
      <text:p text:style-name="P1">I wonder if these many organisms connect back to your hear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dobe Caslon Pro" svg:font-family="'Adobe Caslon Pro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7T19:11:54</meta:creation-date>
    <dc:date>2009-07-07T20:35:12</dc:date>
    <meta:editing-duration>PT01H23M20S</meta:editing-duration>
    <meta:editing-cycles>2</meta:editing-cycles>
    <meta:generator>NeoOffice/3.0$Unix OpenOffice.org_project/Patch 5</meta:generator>
    <meta:document-statistic meta:table-count="0" meta:image-count="0" meta:object-count="0" meta:page-count="1" meta:paragraph-count="17" meta:word-count="118" meta:character-count="657"/>
    <meta:user-defined meta:name="Info 1"/>
    <meta:user-defined meta:name="Info 2"/>
    <meta:user-defined meta:name="Info 3"/>
    <meta:user-defined meta:name="Info 4"/>
  </office:meta>
</office:document-meta>
</file>